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1389in"/>
    </style:style>
    <style:style style:name="Table1.B" style:family="table-column">
      <style:table-column-properties style:column-width="4.554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Normal_20__28_Web_29_">
      <style:paragraph-properties fo:margin-top="0in" fo:margin-bottom="0.1945in" style:contextual-spacing="false" fo:text-align="start" style:justify-single-word="false"/>
      <style:text-properties officeooo:paragraph-rsid="00111d3a"/>
    </style:style>
    <style:style style:name="P2" style:family="paragraph" style:parent-style-name="Heading_20_3">
      <style:text-properties officeooo:paragraph-rsid="00111d3a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fo:font-size="13pt" style:font-size-asian="13pt" style:font-size-complex="13pt"/>
    </style:style>
    <style:style style:name="P13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>Energy-Efficient Generative AI: Optimizing Retrieval-Augmented Generation (RAG) with FAISS, HuggingFace, and Groq API (Llama 3-70B)</text:span></text:span></text:p>
      <text:h text:style-name="P2" text:outline-level="3"><text:span text:style-name="Strong_20_Emphasis"><text:span text:style-name="T3">Explanation of the Research Proposal</text:span></text:span></text:h>
      <text:p text:style-name="Text_20_body"><text:span text:style-name="T3">Your research focuses on </text:span><text:span text:style-name="Strong_20_Emphasis"><text:span text:style-name="T3">making AI-powered text generation more energy-efficient</text:span></text:span><text:span text:style-name="T3"> using a </text:span><text:span text:style-name="Strong_20_Emphasis"><text:span text:style-name="T3">Retrieval-Augmented Generation (RAG) model</text:span></text:span><text:span text:style-name="T3">. Here’s a breakdown of the key points:</text:span></text:p>
      <text:h text:style-name="Heading_20_3" text:outline-level="3"><text:span text:style-name="Strong_20_Emphasis"><text:span text:style-name="T3">1️⃣ Problem Statement (Why This Research?)</text:span></text:span></text:h>
      <text:p text:style-name="Text_20_body"><text:span text:style-name="T3">🔹 </text:span><text:span text:style-name="Strong_20_Emphasis"><text:span text:style-name="T3">Generative AI models</text:span></text:span><text:span text:style-name="T3"> (like Llama 3-70B) </text:span><text:span text:style-name="Strong_20_Emphasis"><text:span text:style-name="T3">consume a lot of energy</text:span></text:span><text:span text:style-name="T3">, making them expensive and unsustainable.<text:line-break/>🔹 </text:span><text:span text:style-name="Strong_20_Emphasis"><text:span text:style-name="T3">Green AI principles</text:span></text:span><text:span text:style-name="T3"> aim to make AI </text:span><text:span text:style-name="Strong_20_Emphasis"><text:span text:style-name="T3">more efficient without sacrificing performance</text:span></text:span><text:span text:style-name="T3">.<text:line-break/>🔹 Current models </text:span><text:span text:style-name="Strong_20_Emphasis"><text:span text:style-name="T3">rely on large-scale computations</text:span></text:span><text:span text:style-name="T3">, leading to </text:span><text:span text:style-name="Strong_20_Emphasis"><text:span text:style-name="T3">high costs and carbon footprint</text:span></text:span><text:span text:style-name="T3">.</text:span></text:p>
      <text:h text:style-name="Heading_20_3" text:outline-level="3"><text:span text:style-name="Strong_20_Emphasis"><text:span text:style-name="T3">2️⃣ Research Objective (What Will You Achieve?)</text:span></text:span></text:h>
      <text:p text:style-name="Text_20_body"><text:span text:style-name="T3">✅ </text:span><text:span text:style-name="Strong_20_Emphasis"><text:span text:style-name="T3">Develop an energy-efficient generative text model</text:span></text:span><text:span text:style-name="T3"> using </text:span><text:span text:style-name="Strong_20_Emphasis"><text:span text:style-name="T3">Retrieval-Augmented Generation (RAG)</text:span></text:span><text:span text:style-name="T3">.<text:line-break/>✅ </text:span><text:span text:style-name="Strong_20_Emphasis"><text:span text:style-name="T3">Use FAISS (Fast Approximate Nearest Neighbor Search)</text:span></text:span><text:span text:style-name="T3"> to store and retrieve knowledge </text:span><text:span text:style-name="Strong_20_Emphasis"><text:span text:style-name="T3">without generating everything from scratch</text:span></text:span><text:span text:style-name="T3">.<text:line-break/>✅ </text:span><text:span text:style-name="Strong_20_Emphasis"><text:span text:style-name="T3">Optimize computation</text:span></text:span><text:span text:style-name="T3"> by reducing </text:span><text:span text:style-name="Strong_20_Emphasis"><text:span text:style-name="T3">model size</text:span></text:span><text:span text:style-name="T3">, improving </text:span><text:span text:style-name="Strong_20_Emphasis"><text:span text:style-name="T3">search efficiency</text:span></text:span><text:span text:style-name="T3">, and lowering </text:span><text:span text:style-name="Strong_20_Emphasis"><text:span text:style-name="T3">hardware usage</text:span></text:span><text:span text:style-name="T3">.<text:line-break/>✅ </text:span><text:span text:style-name="Strong_20_Emphasis"><text:span text:style-name="T3">Measure energy savings</text:span></text:span><text:span text:style-name="T3"> and computational costs to prove the </text:span><text:span text:style-name="Strong_20_Emphasis"><text:span text:style-name="T3">effectiveness</text:span></text:span><text:span text:style-name="T3"> of this approach.</text:span></text:p>
      <text:h text:style-name="Heading_20_3" text:outline-level="3"><text:span text:style-name="Strong_20_Emphasis"><text:span text:style-name="T3">3️⃣ Methodology (How Will You Do It?)</text:span></text:span></text:h>
      <text:p text:style-name="Text_20_body"><text:span text:style-name="T3">🔹 </text:span><text:span text:style-name="Strong_20_Emphasis"><text:span text:style-name="T3">Step 1:</text:span></text:span><text:span text:style-name="T3"> </text:span><text:span text:style-name="Strong_20_Emphasis"><text:span text:style-name="T3">Preprocess Documents</text:span></text:span><text:span text:style-name="T3"> → Store PDF data as </text:span><text:span text:style-name="Strong_20_Emphasis"><text:span text:style-name="T3">vector embeddings</text:span></text:span><text:span text:style-name="T3"> using </text:span><text:span text:style-name="Strong_20_Emphasis"><text:span text:style-name="T3">HuggingFace</text:span></text:span><text:span text:style-name="T3">.<text:line-break/>🔹 </text:span><text:span text:style-name="Strong_20_Emphasis"><text:span text:style-name="T3">Step 2:</text:span></text:span><text:span text:style-name="T3"> </text:span><text:span text:style-name="Strong_20_Emphasis"><text:span text:style-name="T3">Efficient Search with FAISS</text:span></text:span><text:span text:style-name="T3"> → Retrieve only </text:span><text:span text:style-name="Strong_20_Emphasis"><text:span text:style-name="T3">relevant</text:span></text:span><text:span text:style-name="T3"> knowledge instead of generating everything.<text:line-break/>🔹 </text:span><text:span text:style-name="Strong_20_Emphasis"><text:span text:style-name="T3">Step 3:</text:span></text:span><text:span text:style-name="T3"> </text:span><text:span text:style-name="Strong_20_Emphasis"><text:span text:style-name="T3">Generate Responses via Llama 3-70B (Groq API)</text:span></text:span><text:span text:style-name="T3"> → Use </text:span><text:span text:style-name="Strong_20_Emphasis"><text:span text:style-name="T3">retrieved documents</text:span></text:span><text:span text:style-name="T3"> as context for response generation.<text:line-break/>🔹 </text:span><text:span text:style-name="Strong_20_Emphasis"><text:span text:style-name="T3">Step 4:</text:span></text:span><text:span text:style-name="T3"> </text:span><text:span text:style-name="Strong_20_Emphasis"><text:span text:style-name="T3">Optimize Energy Usage</text:span></text:span><text:span text:style-name="T3"> → Reduce computation by </text:span><text:span text:style-name="Strong_20_Emphasis"><text:span text:style-name="T3">using smaller models, faster retrieval, and efficient hardware</text:span></text:span><text:span text:style-name="T3">.<text:line-break/>🔹 </text:span><text:span text:style-name="Strong_20_Emphasis"><text:span text:style-name="T3">Step 5:</text:span></text:span><text:span text:style-name="T3"> </text:span><text:span text:style-name="Strong_20_Emphasis"><text:span text:style-name="T3">Measure Efficiency</text:span></text:span><text:span text:style-name="T3"> → Track </text:span><text:span text:style-name="Strong_20_Emphasis"><text:span text:style-name="T3">power consumption, response time, and cost reduction</text:span></text:span><text:span text:style-name="T3">.</text:span></text:p>
      <text:h text:style-name="Heading_20_3" text:outline-level="3"><text:span text:style-name="Strong_20_Emphasis"><text:span text:style-name="T3">4️⃣ Expected Outcome (What Will This Research Deliver?)</text:span></text:span></text:h>
      <text:p text:style-name="Text_20_body"><text:span text:style-name="T3">✅ </text:span><text:span text:style-name="Strong_20_Emphasis"><text:span text:style-name="T3">Faster AI Responses</text:span></text:span><text:span text:style-name="T3"> → By retrieving </text:span><text:span text:style-name="Strong_20_Emphasis"><text:span text:style-name="T3">only needed information</text:span></text:span><text:span text:style-name="T3">, rather than generating from scratch.<text:line-break/>✅ </text:span><text:span text:style-name="Strong_20_Emphasis"><text:span text:style-name="T3">Lower Energy Costs</text:span></text:span><text:span text:style-name="T3"> → Uses </text:span><text:span text:style-name="Strong_20_Emphasis"><text:span text:style-name="T3">less GPU/CPU power</text:span></text:span><text:span text:style-name="T3">, making AI </text:span><text:span text:style-name="Strong_20_Emphasis"><text:span text:style-name="T3">more sustainable</text:span></text:span><text:span text:style-name="T3">.<text:line-break/></text:span><text:soft-page-break/><text:span text:style-name="T3">✅ </text:span><text:span text:style-name="Strong_20_Emphasis"><text:span text:style-name="T3">Cheaper AI Deployment</text:span></text:span><text:span text:style-name="T3"> → Reduces </text:span><text:span text:style-name="Strong_20_Emphasis"><text:span text:style-name="T3">API costs</text:span></text:span><text:span text:style-name="T3"> and hardware requirements.<text:line-break/>✅ </text:span><text:span text:style-name="Strong_20_Emphasis"><text:span text:style-name="T3">Greener AI</text:span></text:span><text:span text:style-name="T3"> → Aligns with </text:span><text:span text:style-name="Strong_20_Emphasis"><text:span text:style-name="T3">Green AI principles</text:span></text:span><text:span text:style-name="T3">, reducing carbon footprint.</text:span></text:p>
      <text:h text:style-name="P2" text:outline-level="3"><text:span text:style-name="Strong_20_Emphasis"><text:span text:style-name="T3">1. Retrieval-Augmented Generation (RAG)</text:span></text:span></text:h>
      <text:p text:style-name="Text_20_body"><text:span text:style-name="T3">Think of </text:span><text:span text:style-name="Strong_20_Emphasis"><text:span text:style-name="T3">RAG</text:span></text:span><text:span text:style-name="T3"> like a </text:span><text:span text:style-name="Strong_20_Emphasis"><text:span text:style-name="T3">smart assistant with a search engine built in</text:span></text:span><text:span text:style-name="T3">. Instead of just replying with what it already knows, it </text:span><text:span text:style-name="Strong_20_Emphasis"><text:span text:style-name="T3">searches for extra information</text:span></text:span><text:span text:style-name="T3"> before answering.</text:span></text:p>
      <text:p text:style-name="Text_20_body"><text:span text:style-name="T3">🔹 </text:span><text:span text:style-name="Strong_20_Emphasis"><text:span text:style-name="T3">How it Works:</text:span></text:span></text:p>
      <text:list text:style-name="L1">
        <text:list-item>
          <text:p text:style-name="P12">You ask a question. </text:p>
        </text:list-item>
        <text:list-item>
          <text:p text:style-name="P5"><text:span text:style-name="T3">The AI </text:span><text:span text:style-name="Strong_20_Emphasis"><text:span text:style-name="T3">retrieves</text:span></text:span><text:span text:style-name="T3"> relevant documents from a database or the web. </text:span></text:p>
        </text:list-item>
        <text:list-item>
          <text:p text:style-name="P5"><text:span text:style-name="T3">It </text:span><text:span text:style-name="Strong_20_Emphasis"><text:span text:style-name="T3">combines</text:span></text:span><text:span text:style-name="T3"> the retrieved information with its own knowledge. </text:span></text:p>
        </text:list-item>
        <text:list-item>
          <text:p text:style-name="P4"><text:span text:style-name="T3">It </text:span><text:span text:style-name="Strong_20_Emphasis"><text:span text:style-name="T3">generates</text:span></text:span><text:span text:style-name="T3"> a well-informed response. </text:span></text:p>
        </text:list-item>
      </text:list>
      <text:p text:style-name="Text_20_body"><text:span text:style-name="T3">💡 </text:span><text:span text:style-name="Strong_20_Emphasis"><text:span text:style-name="T3">Example:</text:span></text:span><text:span text:style-name="T3"><text:line-break/>If you ask, </text:span><text:span text:style-name="Emphasis"><text:span text:style-name="T3">“What are the latest AI models in 2025?”</text:span></text:span><text:span text:style-name="T3">, a regular AI might give outdated info. But with </text:span><text:span text:style-name="Strong_20_Emphasis"><text:span text:style-name="T3">RAG</text:span></text:span><text:span text:style-name="T3">, it </text:span><text:span text:style-name="Strong_20_Emphasis"><text:span text:style-name="T3">retrieves</text:span></text:span><text:span text:style-name="T3"> fresh details from online sources and </text:span><text:span text:style-name="Strong_20_Emphasis"><text:span text:style-name="T3">generates</text:span></text:span><text:span text:style-name="T3"> an up-to-date answer.</text:span></text:p>
      <text:h text:style-name="Heading_20_3" text:outline-level="3"><text:span text:style-name="Strong_20_Emphasis"><text:span text:style-name="T3">2. FAISS (Facebook AI Similarity Search) Vector Store</text:span></text:span></text:h>
      <text:p text:style-name="Text_20_body"><text:span text:style-name="Strong_20_Emphasis"><text:span text:style-name="T3">FAISS</text:span></text:span><text:span text:style-name="T3"> is a </text:span><text:span text:style-name="Strong_20_Emphasis"><text:span text:style-name="T3">tool that helps AI find similar data quickly</text:span></text:span><text:span text:style-name="T3">. It stores information in a special format called </text:span><text:span text:style-name="Strong_20_Emphasis"><text:span text:style-name="T3">vectors</text:span></text:span><text:span text:style-name="T3"> (numbers that represent words, images, or documents).</text:span></text:p>
      <text:p text:style-name="Text_20_body"><text:span text:style-name="T3">🔹 </text:span><text:span text:style-name="Strong_20_Emphasis"><text:span text:style-name="T3">Why FAISS?</text:span></text:span></text:p>
      <text:list text:style-name="L2">
        <text:list-item>
          <text:p text:style-name="P7"><text:span text:style-name="T3">It makes </text:span><text:span text:style-name="Strong_20_Emphasis"><text:span text:style-name="T3">searching millions of documents super fast</text:span></text:span><text:span text:style-name="T3">. </text:span></text:p>
        </text:list-item>
        <text:list-item>
          <text:p text:style-name="P6"><text:span text:style-name="T3">It helps AI </text:span><text:span text:style-name="Strong_20_Emphasis"><text:span text:style-name="T3">understand which words or sentences are similar</text:span></text:span><text:span text:style-name="T3">. </text:span></text:p>
        </text:list-item>
      </text:list>
      <text:p text:style-name="Text_20_body"><text:span text:style-name="T3">💡 </text:span><text:span text:style-name="Strong_20_Emphasis"><text:span text:style-name="T3">Example:</text:span></text:span><text:span text:style-name="T3"><text:line-break/>Imagine Google Search, but instead of matching exact words, it finds results based on </text:span><text:span text:style-name="Strong_20_Emphasis"><text:span text:style-name="T3">meaning</text:span></text:span><text:span text:style-name="T3">. If you search for </text:span><text:span text:style-name="Emphasis"><text:span text:style-name="T3">“big cat”</text:span></text:span><text:span text:style-name="T3">, FAISS might return </text:span><text:span text:style-name="Emphasis"><text:span text:style-name="T3">“tiger”</text:span></text:span><text:span text:style-name="T3"> or </text:span><text:span text:style-name="Emphasis"><text:span text:style-name="T3">“lion”</text:span></text:span><text:span text:style-name="T3"> because they are related in meaning.</text:span></text:p>
      <text:h text:style-name="Heading_20_3" text:outline-level="3"><text:span text:style-name="Strong_20_Emphasis"><text:span text:style-name="T3">3. Groq API (LLaMA 3-70B)</text:span></text:span></text:h>
      <text:p text:style-name="Text_20_body"><text:span text:style-name="Strong_20_Emphasis"><text:span text:style-name="T3">Groq API</text:span></text:span><text:span text:style-name="T3"> is a </text:span><text:span text:style-name="Strong_20_Emphasis"><text:span text:style-name="T3">service that runs AI models super fast</text:span></text:span><text:span text:style-name="T3">. It is designed to process text </text:span><text:span text:style-name="Strong_20_Emphasis"><text:span text:style-name="T3">much faster than regular AI models</text:span></text:span><text:span text:style-name="T3">.</text:span></text:p>
      <text:p text:style-name="Text_20_body"><text:span text:style-name="T3">🔹 </text:span><text:span text:style-name="Strong_20_Emphasis"><text:span text:style-name="T3">Why is it special?</text:span></text:span></text:p>
      <text:list text:style-name="L3">
        <text:list-item>
          <text:p text:style-name="P9"><text:span text:style-name="T3">It can generate text at </text:span><text:span text:style-name="Strong_20_Emphasis"><text:span text:style-name="T3">~500 words per second</text:span></text:span><text:span text:style-name="T3">. </text:span></text:p>
        </text:list-item>
        <text:list-item>
          <text:p text:style-name="P9"><text:span text:style-name="T3">It runs on a </text:span><text:span text:style-name="Strong_20_Emphasis"><text:span text:style-name="T3">special AI chip</text:span></text:span><text:span text:style-name="T3"> instead of regular GPUs, making it lightning fast. </text:span></text:p>
        </text:list-item>
        <text:list-item>
          <text:p text:style-name="P8"><text:span text:style-name="T3">It supports models like </text:span><text:span text:style-name="Strong_20_Emphasis"><text:span text:style-name="T3">LLaMA 3-70B</text:span></text:span><text:span text:style-name="T3"> (Meta's powerful AI model). </text:span></text:p>
        </text:list-item>
      </text:list>
      <text:p text:style-name="Text_20_body"><text:span text:style-name="T3">💡 </text:span><text:span text:style-name="Strong_20_Emphasis"><text:span text:style-name="T3">Example:</text:span></text:span><text:span text:style-name="T3"><text:line-break/>If you chat with an AI assistant using </text:span><text:span text:style-name="Strong_20_Emphasis"><text:span text:style-name="T3">Groq API</text:span></text:span><text:span text:style-name="T3">, you won’t experience delays—it responds instantly, even for long conversations!</text:span></text:p>
      <text:h text:style-name="Heading_20_3" text:outline-level="3"><text:soft-page-break/><text:span text:style-name="Strong_20_Emphasis"><text:span text:style-name="T3">Putting It All Together</text:span></text:span></text:h>
      <text:p text:style-name="Text_20_body"><text:span text:style-name="T3">📌 </text:span><text:span text:style-name="Strong_20_Emphasis"><text:span text:style-name="T3">RAG</text:span></text:span><text:span text:style-name="T3"> = AI </text:span><text:span text:style-name="Strong_20_Emphasis"><text:span text:style-name="T3">fetches</text:span></text:span><text:span text:style-name="T3"> real-time data to improve answers.<text:line-break/>📌 </text:span><text:span text:style-name="Strong_20_Emphasis"><text:span text:style-name="T3">FAISS</text:span></text:span><text:span text:style-name="T3"> = AI </text:span><text:span text:style-name="Strong_20_Emphasis"><text:span text:style-name="T3">stores</text:span></text:span><text:span text:style-name="T3"> and </text:span><text:span text:style-name="Strong_20_Emphasis"><text:span text:style-name="T3">searches</text:span></text:span><text:span text:style-name="T3"> data quickly using smart math.<text:line-break/>📌 </text:span><text:span text:style-name="Strong_20_Emphasis"><text:span text:style-name="T3">Groq API</text:span></text:span><text:span text:style-name="T3"> = AI </text:span><text:span text:style-name="Strong_20_Emphasis"><text:span text:style-name="T3">runs super fast</text:span></text:span><text:span text:style-name="T3">, making real-time conversations smooth.</text:span></text:p>
      <text:p text:style-name="P13"/>
      <text:h text:style-name="Heading_20_3" text:outline-level="3"><text:span text:style-name="Strong_20_Emphasis"><text:span text:style-name="T3">1. What is This Research About?</text:span></text:span></text:h>
      <text:p text:style-name="Text_20_body"><text:span text:style-name="T3">This research </text:span><text:span text:style-name="Strong_20_Emphasis"><text:span text:style-name="T3">aims to improve the energy efficiency</text:span></text:span><text:span text:style-name="T3"> of large language models (</text:span><text:span text:style-name="Strong_20_Emphasis"><text:span text:style-name="T3">LLMs</text:span></text:span><text:span text:style-name="T3">) by using a smart </text:span><text:span text:style-name="Strong_20_Emphasis"><text:span text:style-name="T3">retrieval-augmented generation (RAG) system</text:span></text:span><text:span text:style-name="T3">. It combines multiple technologies, including </text:span><text:span text:style-name="Strong_20_Emphasis"><text:span text:style-name="T3">FAISS, Hugging Face embeddings, and the Groq API (Llama 3-70B).</text:span></text:span></text:p>
      <text:p text:style-name="Text_20_body"><text:span text:style-name="T3">🔹 </text:span><text:span text:style-name="Strong_20_Emphasis"><text:span text:style-name="T3">Why?</text:span></text:span><text:span text:style-name="T3"><text:line-break/>LLMs require </text:span><text:span text:style-name="Strong_20_Emphasis"><text:span text:style-name="T3">a lot of computing power</text:span></text:span><text:span text:style-name="T3">, which consumes energy and increases costs. This research aligns with </text:span><text:span text:style-name="Strong_20_Emphasis"><text:span text:style-name="T3">Green AI principles</text:span></text:span><text:span text:style-name="T3">, which focus on </text:span><text:span text:style-name="Strong_20_Emphasis"><text:span text:style-name="T3">reducing energy use while maintaining high AI performance</text:span></text:span><text:span text:style-name="T3">.</text:span></text:p>
      <text:h text:style-name="Heading_20_3" text:outline-level="3"><text:span text:style-name="Strong_20_Emphasis"><text:span text:style-name="T3">2. Technologies Used in the Research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3">Technology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3">Purpose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3">RAG (Retrieval-Augmented Generation)</text:span></text:span></text:p>
          </table:table-cell>
          <table:table-cell table:style-name="Table1.A1" office:value-type="string">
            <text:p text:style-name="Table_20_Contents"><text:span text:style-name="T3">Instead of making the AI generate everything from scratch, it retrieves </text:span><text:span text:style-name="Strong_20_Emphasis"><text:span text:style-name="T3">relevant information</text:span></text:span><text:span text:style-name="T3"> before generating an answer. This saves computation and energy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FAISS (Facebook AI Similarity Search)</text:span></text:span></text:p>
          </table:table-cell>
          <table:table-cell table:style-name="Table1.A1" office:value-type="string">
            <text:p text:style-name="Table_20_Contents"><text:span text:style-name="T3">A fast way to </text:span><text:span text:style-name="Strong_20_Emphasis"><text:span text:style-name="T3">store and retrieve text embeddings</text:span></text:span><text:span text:style-name="T3"> (numerical representations of words). Helps speed up search operations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Hugging Face Embeddings</text:span></text:span></text:p>
          </table:table-cell>
          <table:table-cell table:style-name="Table1.A1" office:value-type="string">
            <text:p text:style-name="Table_20_Contents"><text:span text:style-name="T3">Converts text into </text:span><text:span text:style-name="Strong_20_Emphasis"><text:span text:style-name="T3">vector representations</text:span></text:span><text:span text:style-name="T3"> that FAISS can search quickly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Groq API (Llama 3-70B)</text:span></text:span></text:p>
          </table:table-cell>
          <table:table-cell table:style-name="Table1.A1" office:value-type="string">
            <text:p text:style-name="Table_20_Contents"><text:span text:style-name="T3">Runs a </text:span><text:span text:style-name="Strong_20_Emphasis"><text:span text:style-name="T3">70 billion parameter AI model</text:span></text:span><text:span text:style-name="T3"> on </text:span><text:span text:style-name="Strong_20_Emphasis"><text:span text:style-name="T3">energy-efficient AI hardware</text:span></text:span><text:span text:style-name="T3">.</text:span></text:p>
          </table:table-cell>
        </table:table-row>
      </table:table>
      <text:h text:style-name="Heading_20_3" text:outline-level="3"><text:span text:style-name="Strong_20_Emphasis"><text:span text:style-name="T3"/></text:span></text:h>
      <text:h text:style-name="Heading_20_3" text:outline-level="3"><text:span text:style-name="Strong_20_Emphasis"><text:span text:style-name="T3">3. How Does It Improve Energy Efficiency?</text:span></text:span></text:h>
      <text:p text:style-name="Text_20_body"><text:span text:style-name="T3">The study will explore ways to make AI </text:span><text:span text:style-name="Strong_20_Emphasis"><text:span text:style-name="T3">faster, cheaper, and greener</text:span></text:span><text:span text:style-name="T3"> by:</text:span></text:p>
      <text:list text:style-name="L4">
        <text:list-item>
          <text:p text:style-name="P11"><text:span text:style-name="Strong_20_Emphasis"><text:span text:style-name="T3">Reducing Model Size</text:span></text:span><text:span text:style-name="T3"> → Instead of always running a </text:span><text:span text:style-name="Strong_20_Emphasis"><text:span text:style-name="T3">huge model</text:span></text:span><text:span text:style-name="T3">, the system can </text:span><text:span text:style-name="Strong_20_Emphasis"><text:span text:style-name="T3">fetch smaller relevant information</text:span></text:span><text:span text:style-name="T3"> using RAG. </text:span></text:p>
        </text:list-item>
        <text:list-item>
          <text:p text:style-name="P11"><text:span text:style-name="Strong_20_Emphasis"><text:span text:style-name="T3">Using Less Computing Power</text:span></text:span><text:span text:style-name="T3"> → By </text:span><text:span text:style-name="Strong_20_Emphasis"><text:span text:style-name="T3">storing knowledge in FAISS</text:span></text:span><text:span text:style-name="T3">, the model avoids </text:span><text:span text:style-name="Strong_20_Emphasis"><text:span text:style-name="T3">recomputing</text:span></text:span><text:span text:style-name="T3"> facts it has already seen. </text:span></text:p>
        </text:list-item>
        <text:list-item>
          <text:p text:style-name="P10"><text:span text:style-name="Strong_20_Emphasis"><text:span text:style-name="T3">Optimizing Model Processing</text:span></text:span><text:span text:style-name="T3"> → Using </text:span><text:span text:style-name="Strong_20_Emphasis"><text:span text:style-name="T3">Groq's AI hardware</text:span></text:span><text:span text:style-name="T3">, which is designed to run AI models </text:span><text:span text:style-name="Strong_20_Emphasis"><text:span text:style-name="T3">faster with lower power consumption</text:span></text:span><text:span text:style-name="T3">. </text:span></text:p>
        </text:list-item>
      </text:list>
      <text:p text:style-name="Text_20_body"><text:span text:style-name="T3"/></text:p>
      <text:p text:style-name="Text_20_body"><text:span text:style-name="T3"/></text:p>
      <text:h text:style-name="Heading_20_3" text:outline-level="3"><text:soft-page-break/><text:span text:style-name="Strong_20_Emphasis"><text:span text:style-name="T3">4. Final Goal</text:span></text:span></text:h>
      <text:p text:style-name="Text_20_body"><text:span text:style-name="T3">The research aims to create a </text:span><text:span text:style-name="Strong_20_Emphasis"><text:span text:style-name="T3">highly efficient AI system</text:span></text:span><text:span text:style-name="T3"> that is:<text:line-break/>✅ </text:span><text:span text:style-name="Strong_20_Emphasis"><text:span text:style-name="T3">Faster</text:span></text:span><text:span text:style-name="T3"> → Uses RAG to quickly find relevant data.<text:line-break/>✅ </text:span><text:span text:style-name="Strong_20_Emphasis"><text:span text:style-name="T3">Cheaper</text:span></text:span><text:span text:style-name="T3"> → Uses less computing power.<text:line-break/>✅ </text:span><text:span text:style-name="Strong_20_Emphasis"><text:span text:style-name="T3">Greener</text:span></text:span><text:span text:style-name="T3"> → Reduces energy consumption to support sustainability (Green AI).</text:span></text:p>
      <text:p text:style-name="P3"/>
      <text:p text:style-name="P3">Green AI: Meaning and Importance</text:p>
      <text:p text:style-name="P3">Green AI refers to the practice of developing and using artificial intelligence (AI) in an energy-efficient and environmentally sustainable way. The goal is to reduce the carbon footprint and computational costs of AI models while maintaining or even improving their performance.</text:p>
      <text:p text:style-name="P3"/>
      <text:p text:style-name="P3">Why Is Green AI Important?</text:p>
      <text:p text:style-name="P3">🔹 AI consumes a lot of energy – Training large AI models like GPT-4 or Llama 3-70B requires thousands of GPUs running for weeks, leading to high electricity consumption.</text:p>
      <text:p text:style-name="P3">🔹 High carbon footprint – AI models contribute to climate change due to the heavy use of data centers powered by fossil fuels.</text:p>
      <text:p text:style-name="P3">🔹 Expensive computation – Running large models is costly, making AI less accessible for small businesses and researchers.</text:p>
      <text:p text:style-name="P3">🔹 Sustainability – Green AI ensures that technological advancements do not come at the cost of environmental harm.</text:p>
      <text:p text:style-name="P3"/>
      <text:p text:style-name="P3">Types of Green AI Approaches</text:p>
      <text:p text:style-name="P3">✅ Energy-Efficient AI Models – Using smaller or optimized models that require less computing power (e.g., Quantization, Distillation).</text:p>
      <text:p text:style-name="P3">✅ Retrieval-Augmented Generation (RAG) – Instead of generating text from scratch, RAG retrieves relevant data, reducing the computational load.</text:p>
      <text:p text:style-name="P3">✅ Efficient Hardware – Using low-power GPUs, TPUs, or specialized AI chips (like Groq AI) to save energy.</text:p>
      <text:p text:style-name="P3">✅ Optimized Training – Using Neural Architecture Search (NAS), pruning, and low-rank adaptation to reduce unnecessary computations.</text:p>
      <text:p text:style-name="P3">✅ Renewable Energy for AI Data Centers – Running AI models using solar, wind, or hydroelectric power instead of fossil fuels.</text:p>
      <text:p text:style-name="P3"/>
      <text:p text:style-name="P3">Example: AI Energy Consumption</text:p>
      <text:p text:style-name="P3">📌 GPT-3 (175B parameters) training required 1,287 MWh of electricity—equivalent to the energy consumption of 120 US homes in a year!</text:p>
      <text:p text:style-name="P3">📌 Llama 3 (70B parameters) is designed to be more efficient by using better architecture and optimized hardwa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ur" style:country-complex="PK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2:08:32.520831843</meta:creation-date>
    <dc:date>2025-03-12T22:18:24.146584816</dc:date>
    <meta:editing-duration>PT9M55S</meta:editing-duration>
    <meta:editing-cycles>1</meta:editing-cycles>
    <meta:document-statistic meta:table-count="1" meta:image-count="0" meta:object-count="0" meta:page-count="4" meta:paragraph-count="71" meta:word-count="1189" meta:character-count="7569" meta:non-whitespace-character-count="6444"/>
    <meta:generator>LibreOffice/24.2.7.2$Linux_X86_64 LibreOffice_project/420$Build-2</meta:generator>
  </office:meta>
</office:document-meta>
</file>